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co20" style:family="table-column">
      <style:table-column-properties fo:break-before="auto" style:column-width="1.8189in"/>
    </style:style>
    <style:style style:name="co21" style:family="table-column">
      <style:table-column-properties fo:break-before="auto" style:column-width="1.263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3" style:family="table-cell" style:parent-style-name="Default" style:data-style-name="N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7:.$A$18])" office:value-type="string" office:string-value="13,14" calcext:value-type="string">
            <text:p>13,14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7:.$A$18];[.$A$21])" office:value-type="string" office:string-value="13,14,17" calcext:value-type="string">
            <text:p>13,14,17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7:.$A$8];[.$A$13:.$A$14];[.$A$17:.$A$18])" office:value-type="string" office:string-value="3,4,9,10,13,14" calcext:value-type="string">
            <text:p>3,4,9,10,13,14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7:.$A$8];[.$A$13:.$A$14];[.$A$17:.$A$18])" office:value-type="string" office:string-value="3,4,9,10,13,14" calcext:value-type="string">
            <text:p>3,4,9,10,13,14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21" office:value-type="string" calcext:value-type="string">
            <text:p>ROCK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7:.$A$8];[.$A$13:.$A$14];[.$A$17:.$A$18])" office:value-type="string" office:string-value="3,4,9,10,13,14" calcext:value-type="string">
            <text:p>3,4,9,10,13,14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21" office:value-type="string" calcext:value-type="string">
            <text:p>ROCK2</text:p>
          </table:table-cell>
          <table:table-cell table:style-name="ce21" office:value-type="float" office:value="1323" calcext:value-type="float">
            <text:p>1323</text:p>
          </table:table-cell>
          <table:table-cell table:style-name="ce21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7:.$A$8];[.$A$13:.$A$14];[.$A$17:.$A$18];[.$A$25])" office:value-type="string" office:string-value="3,4,9,10,13,14,21" calcext:value-type="string">
            <text:p>3,4,9,10,13,14,21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6];[.$A$27])" office:value-type="string" office:string-value="1,2,23" calcext:value-type="string">
            <text:p>1,2,23</text:p>
          </table:table-cell>
          <table:table-cell table:style-name="ce4" office:value-type="string" calcext:value-type="string">
            <text:p>7,7,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6];[.$A$27])" office:value-type="string" office:string-value="1,2,23" calcext:value-type="string">
            <text:p>1,2,23</text:p>
          </table:table-cell>
          <table:table-cell table:style-name="ce4" office:value-type="string" calcext:value-type="string">
            <text:p>7,7,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];[.$A$27])" office:value-type="string" office:string-value="2,23" calcext:value-type="string">
            <text:p>2,23</text:p>
          </table:table-cell>
          <table:table-cell table:style-name="ce4" office:value-type="string" calcext:value-type="string">
            <text:p>4,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];[.$A$27];[.$A$30])" office:value-type="string" office:string-value="2,23,26" calcext:value-type="string">
            <text:p>2,23,26</text:p>
          </table:table-cell>
          <table:table-cell table:style-name="ce4" office:value-type="string" calcext:value-type="string">
            <text:p>4,0,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17:.$A$18];[.$A$21:.$A$22];[.$A$25:.$A$26])" office:value-type="string" office:string-value="1,13,14,17,18,21,22" calcext:value-type="string">
            <text:p>1,13,14,17,18,21,22</text:p>
          </table:table-cell>
          <table:table-cell table:style-name="ce4" office:value-type="string" calcext:value-type="string">
            <text:p>24,1,1,1,1,1,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17:.$A$18];[.$A$21:.$A$22];[.$A$25:.$A$26];[.$A$32])" office:value-type="string" office:string-value="1,13,14,17,18,21,22,28" calcext:value-type="string">
            <text:p>1,13,14,17,18,21,22,28</text:p>
          </table:table-cell>
          <table:table-cell table:style-name="ce4" office:value-type="string" calcext:value-type="string">
            <text:p>24,1,1,1,1,1,1,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2];[.$A$33])" office:value-type="string" office:string-value="28,29" calcext:value-type="string">
            <text:p>28,29</text:p>
          </table:table-cell>
          <table:table-cell table:style-name="ce4" office:value-type="float" office:value="10" calcext:value-type="float">
            <text:p>1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34])" office:value-type="string" office:string-value="30" calcext:value-type="string">
            <text:p>30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34];[.$A$35])" office:value-type="string" office:string-value="30,31" calcext:value-type="string">
            <text:p>30,31</text:p>
          </table:table-cell>
          <table:table-cell table:style-name="ce4" office:value-type="string" calcext:value-type="string">
            <text:p>5,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5];[.$A$36])" office:value-type="string" office:string-value="31,32" calcext:value-type="string">
            <text:p>31,3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5];[.$A$36];[.$A$37])" office:value-type="string" office:string-value="31,32,33" calcext:value-type="string">
            <text:p>31,32,33</text:p>
          </table:table-cell>
          <table:table-cell table:style-name="ce4" office:value-type="string" calcext:value-type="string">
            <text:p>5,5,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9])" office:value-type="string" office:string-value="35" calcext:value-type="string">
            <text:p>35</text:p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39];[.$A$40])" office:value-type="string" office:string-value="35,36" calcext:value-type="string">
            <text:p>35,36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39];[.$A$40];[.$A$41])" office:value-type="string" office:string-value="35,36,37" calcext:value-type="string">
            <text:p>35,36,37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9</text:p>
          </table:table-cell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0</text:p>
          </table:table-cell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43])" office:value-type="string" office:string-value="39" calcext:value-type="string">
            <text:p>39</text:p>
          </table:table-cell>
          <table:table-cell table:style-name="ce4" office:value-type="float" office:value="8" calcext:value-type="float">
            <text:p>8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1</text:p>
          </table:table-cell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3];[.$A$44])" office:value-type="string" office:string-value="39,40" calcext:value-type="string">
            <text:p>39,40</text:p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2</text:p>
          </table:table-cell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3];[.$A$44];[.$A$45])" office:value-type="string" office:string-value="39,40,41" calcext:value-type="string">
            <text:p>39,40,41</text:p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3</text:p>
          </table:table-cell>
          <table:table-cell office:value-type="string" calcext:value-type="string">
            <text:p>FLOWERS_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4</text:p>
          </table:table-cell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43:.$A$47])" office:value-type="string" office:string-value="39,40,41,42,43" calcext:value-type="string">
            <text:p>39,40,41,42,43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5</text:p>
          </table:table-cell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43:.$A$48])" office:value-type="string" office:string-value="39,40,41,42,43,44" calcext:value-type="string">
            <text:p>39,40,41,42,43,44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6</text:p>
          </table:table-cell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7</text:p>
          </table:table-cell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 table:formula="of:=COM.MICROSOFT.TEXTJOIN(&quot;,&quot;;1;[.$A$50])" office:value-type="string" office:string-value="46" calcext:value-type="string">
            <text:p>46</text:p>
          </table:table-cell>
          <table:table-cell table:style-name="ce4" office:value-type="float" office:value="16" calcext:value-type="float">
            <text:p>1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8</text:p>
          </table:table-cell>
          <table:table-cell office:value-type="string" calcext:value-type="string">
            <text:p>OFF_GRID</text:p>
          </table:table-cell>
          <table:table-cell/>
          <table:table-cell office:value-type="string" calcext:value-type="string">
            <text:p>SALMON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5" table:formula="of:=COM.MICROSOFT.TEXTJOIN(&quot;,&quot;;1;[.$A$6];[.$A$17:.$A$20];[.$A$27])" office:value-type="string" office:string-value="2,13,14,15,16,23" calcext:value-type="string">
            <text:p>2,13,14,15,16,23</text:p>
          </table:table-cell>
          <table:table-cell table:style-name="ce4" office:value-type="string" calcext:value-type="string">
            <text:p>8,3,3,3,3,3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11" table:number-columns-repeated="2"/>
          <table:table-cell table:style-name="ce11" office:value-type="float" office:value="-201" calcext:value-type="float">
            <text:p>-201</text:p>
          </table:table-cell>
          <table:table-cell table:style-name="ce11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 office:value-type="string" calcext:value-type="string">
            <text:p>50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1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4])" office:value-type="string" office:string-value="50" calcext:value-type="string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2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3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6])" office:value-type="string" office:string-value="52" calcext:value-type="string">
            <text:p>52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4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6];[.$A$57])" office:value-type="string" office:string-value="52,53" calcext:value-type="string">
            <text:p>52,53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5</text:p>
          </table:table-cell>
          <table:table-cell office:value-type="string" calcext:value-type="string">
            <text:p>DLC_SAVANNAHPATCH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6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9])" office:value-type="string" office:string-value="55" calcext:value-type="string">
            <text:p>55</text:p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7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PLANT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];[.$A$27])" office:value-type="string" office:string-value="1,23" calcext:value-type="string">
            <text:p>1,23</text:p>
          </table:table-cell>
          <table:table-cell table:style-name="ce4" office:value-type="string" calcext:value-type="string">
            <text:p>2,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62])" office:value-type="string" office:string-value="1,58" calcext:value-type="string">
            <text:p>1,58</text:p>
          </table:table-cell>
          <table:table-cell table:style-name="ce4" office:value-type="string" calcext:value-type="string">
            <text:p>6,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64])" office:value-type="string" office:string-value="1,60" calcext:value-type="string">
            <text:p>1,60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64:.$A$65])" office:value-type="string" office:string-value="1,60,61" calcext:value-type="string">
            <text:p>1,60,61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64:.$A$66])" office:value-type="string" office:string-value="1,60,61,62" calcext:value-type="string">
            <text:p>1,60,61,62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15" office:value-type="string" calcext:value-type="string">
            <text:p>JAVELINA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-110" calcext:value-type="float">
            <text:p>-110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7:.$A$10];[.$A$69])" office:value-type="string" office:string-value="1,3,4,5,6,65" calcext:value-type="string">
            <text:p>1,3,4,5,6,65</text:p>
          </table:table-cell>
          <table:table-cell table:style-name="ce4" office:value-type="string" calcext:value-type="string">
            <text:p>9,1,1,1,1,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7:.$A$10];[.$A$69:.$A$70])" office:value-type="string" office:string-value="1,3,4,5,6,65,66" calcext:value-type="string">
            <text:p>1,3,4,5,6,65,66</text:p>
          </table:table-cell>
          <table:table-cell table:style-name="ce4" office:value-type="string" calcext:value-type="string">
            <text:p>10,1,1,1,1,6,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&quot;;1;[.$A$5];[.$A$7:.$A$10];[.$A$69:.$A$71])" office:value-type="string" office:string-value="1,3,4,5,6,65,66,67" calcext:value-type="string">
            <text:p>1,3,4,5,6,65,66,67</text:p>
          </table:table-cell>
          <table:table-cell table:style-name="ce4" office:value-type="string" calcext:value-type="string">
            <text:p>17,1,1,1,1,6,6,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9" table:formula="of:=COM.MICROSOFT.TEXTJOIN(&quot;,&quot;;1;[.$A$5];[.$A$7:.$A$10];[.$A$69:.$A$72])" office:value-type="string" office:string-value="1,3,4,5,6,65,66,67,68" calcext:value-type="string">
            <text:p>1,3,4,5,6,65,66,67,68</text:p>
          </table:table-cell>
          <table:table-cell table:style-name="ce4" office:value-type="string" calcext:value-type="string">
            <text:p>20,1,1,1,1,6,6,6,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7:.$A$10];[.$A$69:.$A$73])" office:value-type="string" office:string-value="1,3,4,5,6,65,66,67,68,69" calcext:value-type="string">
            <text:p>1,3,4,5,6,65,66,67,68,69</text:p>
          </table:table-cell>
          <table:table-cell table:style-name="ce4" office:value-type="string" calcext:value-type="string">
            <text:p>21,1,1,1,1,6,6,6,6,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7:.$A$10];[.$A$53];[.$A$68];[.$A$69:.$A$74])" office:value-type="string" office:string-value="1,3,4,5,6,49,64,65,66,67,68,69,70" calcext:value-type="string">
            <text:p>1,3,4,5,6,49,64,65,66,67,68,69,70</text:p>
          </table:table-cell>
          <table:table-cell table:style-name="ce4" office:value-type="string" calcext:value-type="string">
            <text:p>12,1,1,1,1,2,2,2,2,2,2,2,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7:.$A$10];[.$A$68];[.$A$69:.$A$75])" office:value-type="string" office:string-value="1,3,4,5,6,64,65,66,67,68,69,70,71" calcext:value-type="string">
            <text:p>1,3,4,5,6,64,65,66,67,68,69,70,71</text:p>
          </table:table-cell>
          <table:table-cell table:style-name="ce4" office:value-type="string" calcext:value-type="string">
            <text:p>10,1,1,1,1,2,2,2,2,2,2,2,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9"/>
          <table:table-cell table:style-name="ce4"/>
          <table:table-cell table:style-name="ce19" table:formula="of:=COM.MICROSOFT.TEXTJOIN(&quot;,&quot;;1;[.$A$5];[.$A$11];[.$A$12])" office:value-type="string" office:string-value="1,7,8" calcext:value-type="string">
            <text:p>1,7,8</text:p>
          </table:table-cell>
          <table:table-cell table:style-name="ce4" office:value-type="string" calcext:value-type="string">
            <text:p>38,14,1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Default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11];[.$A$77])" office:value-type="string" office:string-value="1,7,73" calcext:value-type="string">
            <text:p>1,7,73</text:p>
          </table:table-cell>
          <table:table-cell table:style-name="ce4" office:value-type="string" calcext:value-type="string">
            <text:p>44,12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11];[.$A$77];[.$A$78])" office:value-type="string" office:string-value="1,7,73,74" calcext:value-type="string">
            <text:p>1,7,73,74</text:p>
          </table:table-cell>
          <table:table-cell table:style-name="ce4" office:value-type="string" calcext:value-type="string">
            <text:p>44,12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11];[.$A$77:.$A$79])" office:value-type="string" office:string-value="1,7,73,74,75" calcext:value-type="string">
            <text:p>1,7,73,74,75</text:p>
          </table:table-cell>
          <table:table-cell table:style-name="ce4" office:value-type="string" calcext:value-type="string">
            <text:p>44,12,4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15" office:value-type="string" calcext:value-type="string">
            <text:p>JAGU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2"/>
          <table:table-cell table:style-name="ce19" table:formula="of:=COM.MICROSOFT.TEXTJOIN(&quot;,&quot;;1;[.$A$5];[.$A$11];[.$A$12])" office:value-type="string" office:string-value="1,7,8" calcext:value-type="string">
            <text:p>1,7,8</text:p>
          </table:table-cell>
          <table:table-cell table:style-name="ce4" office:value-type="string" calcext:value-type="string">
            <text:p>30,14,14</text:p>
          </table:table-cell>
          <table:table-cell table:style-name="ce16" table:content-validation-name="val5"/>
          <table:table-cell table:number-columns-repeated="997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4" office:value-type="string" calcext:value-type="string">
            <text:p>FLOWERS_1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/>
          <table:table-cell table:style-name="ce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4" office:value-type="string" calcext:value-type="string">
            <text:p>FLOWERS_2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2])" office:value-type="string" office:string-value="78" calcext:value-type="string">
            <text:p>78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0</text:p>
          </table:table-cell>
          <table:table-cell table:style-name="ce4" office:value-type="string" calcext:value-type="string">
            <text:p>FLOWERS_3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2:.$A$83])" office:value-type="string" office:string-value="78,79" calcext:value-type="string">
            <text:p>78,79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1</text:p>
          </table:table-cell>
          <table:table-cell table:style-name="ce4" office:value-type="string" calcext:value-type="string">
            <text:p>FLOWERS_4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2:.$A$84])" office:value-type="string" office:string-value="78,79,80" calcext:value-type="string">
            <text:p>78,79,80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2</text:p>
          </table:table-cell>
          <table:table-cell table:style-name="ce4" office:value-type="string" calcext:value-type="string">
            <text:p>GRASS_PATCH_GREEN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2:.$A$85])" office:value-type="string" office:string-value="78,79,80,81" calcext:value-type="string">
            <text:p>78,79,80,81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3</text:p>
          </table:table-cell>
          <table:table-cell table:style-name="ce4" office:value-type="string" calcext:value-type="string">
            <text:p>SMALL_GREEN_GRASS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82:.$A$86])" office:value-type="string" office:string-value="78,79,80,81,82" calcext:value-type="string">
            <text:p>78,79,80,81,82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4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Player Number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5</text:p>
          </table:table-cell>
          <table:table-cell table:style-name="ce4" office:value-type="string" calcext:value-type="string">
            <text:p>DLC_SAVANNAHPATCH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90])" office:value-type="string" office:string-value="86" calcext:value-type="string">
            <text:p>86</text:p>
          </table:table-cell>
          <table:table-cell table:style-name="ce4" office:value-type="float" office:value="3" calcext:value-type="float">
            <text:p>3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8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9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)" office:value-type="string" office:string-value="48" calcext:value-type="string">
            <text:p>48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0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;[.$A$93])" office:value-type="string" office:string-value="48,89" calcext:value-type="string">
            <text:p>48,89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1</text:p>
          </table:table-cell>
          <table:table-cell office:value-type="string" calcext:value-type="string">
            <text:p>DLC_ORANGEBUS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;[.$A$93:.$A$94])" office:value-type="string" office:string-value="48,89,90" calcext:value-type="string">
            <text:p>48,89,90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2</text:p>
          </table:table-cell>
          <table:table-cell office:value-type="string" calcext:value-type="string">
            <text:p>BOAR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)" office:value-type="string" office:string-value="48" calcext:value-type="string">
            <text:p>48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3</text:p>
          </table:table-cell>
          <table:table-cell office:value-type="string" calcext:value-type="string">
            <text:p>DLC_GOOS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;[.$A$96])" office:value-type="string" office:string-value="48,92" calcext:value-type="string">
            <text:p>48,92</text:p>
          </table:table-cell>
          <table:table-cell table:style-name="ce4" office:value-type="string" calcext:value-type="string">
            <text:p>6,9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4</text:p>
          </table:table-cell>
          <table:table-cell office:value-type="string" calcext:value-type="string">
            <text:p>DLC_STOR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5</text:p>
          </table:table-cell>
          <table:table-cell office:value-type="string" calcext:value-type="string">
            <text:p>DLC_VULTUR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6</text:p>
          </table:table-cell>
          <table:table-cell office:value-type="string" calcext:value-type="string">
            <text:p>DLC_ANIMALSKELETON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ESERT</text:p>
          </table:table-cell>
          <table:table-cell table:style-name="ce15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7</text:p>
          </table:table-cell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8</text:p>
          </table:table-cell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9</text:p>
          </table:table-cell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01])" office:value-type="string" office:string-value="97" calcext:value-type="string">
            <text:p>97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01])" office:value-type="string" office:string-value="97" calcext:value-type="string">
            <text:p>97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00</text:p>
          </table:table-cell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02])" office:value-type="string" office:string-value="98" calcext:value-type="string">
            <text:p>98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02])" office:value-type="string" office:string-value="98" calcext:value-type="string">
            <text:p>98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01</text:p>
          </table:table-cell>
          <table:table-cell office:value-type="string" calcext:value-type="string">
            <text:p>DLC_VASES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)" office:value-type="string" office:string-value="7" calcext:value-type="string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1];[.$A$12])" office:value-type="string" office:string-value="7,8" calcext:value-type="string">
            <text:p>7,8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7:.$A$18])" office:value-type="string" office:string-value="13,14" calcext:value-type="string">
            <text:p>13,14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17:.$A$18];[.$A$21])" office:value-type="string" office:string-value="13,14,17" calcext:value-type="string">
            <text:p>13,14,17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7:.$A$8];[.$A$13:.$A$14];[.$A$17:.$A$18])" office:value-type="string" office:string-value="3,4,9,10,13,14" calcext:value-type="string">
            <text:p>3,4,9,10,13,14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7:.$A$8];[.$A$13:.$A$14];[.$A$17:.$A$18])" office:value-type="string" office:string-value="3,4,9,10,13,14" calcext:value-type="string">
            <text:p>3,4,9,10,13,14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21" office:value-type="string" calcext:value-type="string">
            <text:p>ROCK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SOC</text:p>
          </table:table-cell>
          <table:table-cell table:style-name="ce22" table:number-columns-repeated="2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7:.$A$8];[.$A$13:.$A$14];[.$A$17:.$A$18])" office:value-type="string" office:string-value="3,4,9,10,13,14" calcext:value-type="string">
            <text:p>3,4,9,10,13,14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21" office:value-type="string" calcext:value-type="string">
            <text:p>ROCK2</text:p>
          </table:table-cell>
          <table:table-cell table:style-name="ce21" office:value-type="float" office:value="1323" calcext:value-type="float">
            <text:p>1323</text:p>
          </table:table-cell>
          <table:table-cell table:style-name="ce21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22" table:number-columns-repeated="4"/>
          <table:table-cell table:style-name="ce22" office:value-type="float" office:value="9320" calcext:value-type="float">
            <text:p>9320</text:p>
          </table:table-cell>
          <table:table-cell table:style-name="ce22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22"/>
          <table:table-cell table:style-name="ce22" office:value-type="string" calcext:value-type="string">
            <text:p>SOC</text:p>
          </table:table-cell>
          <table:table-cell table:style-name="ce22" table:number-columns-repeated="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7:.$A$8];[.$A$13:.$A$14];[.$A$17:.$A$18];[.$A$25])" office:value-type="string" office:string-value="3,4,9,10,13,14,21" calcext:value-type="string">
            <text:p>3,4,9,10,13,14,21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6];[.$A$27])" office:value-type="string" office:string-value="1,2,23" calcext:value-type="string">
            <text:p>1,2,23</text:p>
          </table:table-cell>
          <table:table-cell table:style-name="ce4" office:value-type="string" calcext:value-type="string">
            <text:p>7,7,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6];[.$A$27])" office:value-type="string" office:string-value="1,2,23" calcext:value-type="string">
            <text:p>1,2,23</text:p>
          </table:table-cell>
          <table:table-cell table:style-name="ce4" office:value-type="string" calcext:value-type="string">
            <text:p>7,7,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];[.$A$27])" office:value-type="string" office:string-value="2,23" calcext:value-type="string">
            <text:p>2,23</text:p>
          </table:table-cell>
          <table:table-cell table:style-name="ce4" office:value-type="string" calcext:value-type="string">
            <text:p>4,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];[.$A$27];[.$A$30])" office:value-type="string" office:string-value="2,23,26" calcext:value-type="string">
            <text:p>2,23,26</text:p>
          </table:table-cell>
          <table:table-cell table:style-name="ce4" office:value-type="string" calcext:value-type="string">
            <text:p>4,0,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17:.$A$18];[.$A$21:.$A$22];[.$A$25:.$A$26])" office:value-type="string" office:string-value="1,13,14,17,18,21,22" calcext:value-type="string">
            <text:p>1,13,14,17,18,21,22</text:p>
          </table:table-cell>
          <table:table-cell table:style-name="ce4" office:value-type="string" calcext:value-type="string">
            <text:p>24,1,1,1,1,1,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17:.$A$18];[.$A$21:.$A$22];[.$A$25:.$A$26];[.$A$32])" office:value-type="string" office:string-value="1,13,14,17,18,21,22,28" calcext:value-type="string">
            <text:p>1,13,14,17,18,21,22,28</text:p>
          </table:table-cell>
          <table:table-cell table:style-name="ce4" office:value-type="string" calcext:value-type="string">
            <text:p>24,1,1,1,1,1,1,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2];[.$A$33])" office:value-type="string" office:string-value="28,29" calcext:value-type="string">
            <text:p>28,29</text:p>
          </table:table-cell>
          <table:table-cell table:style-name="ce4" office:value-type="float" office:value="10" calcext:value-type="float">
            <text:p>1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34])" office:value-type="string" office:string-value="30" calcext:value-type="string">
            <text:p>30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34];[.$A$35])" office:value-type="string" office:string-value="30,31" calcext:value-type="string">
            <text:p>30,31</text:p>
          </table:table-cell>
          <table:table-cell table:style-name="ce4" office:value-type="string" calcext:value-type="string">
            <text:p>5,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5];[.$A$36])" office:value-type="string" office:string-value="31,32" calcext:value-type="string">
            <text:p>31,32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35];[.$A$36];[.$A$37])" office:value-type="string" office:string-value="31,32,33" calcext:value-type="string">
            <text:p>31,32,33</text:p>
          </table:table-cell>
          <table:table-cell table:style-name="ce4" office:value-type="string" calcext:value-type="string">
            <text:p>5,5,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9])" office:value-type="string" office:string-value="35" calcext:value-type="string">
            <text:p>35</text:p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39];[.$A$40])" office:value-type="string" office:string-value="35,36" calcext:value-type="string">
            <text:p>35,36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39];[.$A$40];[.$A$41])" office:value-type="string" office:string-value="35,36,37" calcext:value-type="string">
            <text:p>35,36,37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9</text:p>
          </table:table-cell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0</text:p>
          </table:table-cell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43])" office:value-type="string" office:string-value="39" calcext:value-type="string">
            <text:p>39</text:p>
          </table:table-cell>
          <table:table-cell table:style-name="ce4" office:value-type="float" office:value="8" calcext:value-type="float">
            <text:p>8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1</text:p>
          </table:table-cell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3];[.$A$44])" office:value-type="string" office:string-value="39,40" calcext:value-type="string">
            <text:p>39,40</text:p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2</text:p>
          </table:table-cell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43];[.$A$44];[.$A$45])" office:value-type="string" office:string-value="39,40,41" calcext:value-type="string">
            <text:p>39,40,41</text:p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3</text:p>
          </table:table-cell>
          <table:table-cell office:value-type="string" calcext:value-type="string">
            <text:p>FLOWERS_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4</text:p>
          </table:table-cell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43:.$A$47])" office:value-type="string" office:string-value="39,40,41,42,43" calcext:value-type="string">
            <text:p>39,40,41,42,43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5</text:p>
          </table:table-cell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43:.$A$48])" office:value-type="string" office:string-value="39,40,41,42,43,44" calcext:value-type="string">
            <text:p>39,40,41,42,43,44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6</text:p>
          </table:table-cell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7</text:p>
          </table:table-cell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 table:formula="of:=COM.MICROSOFT.TEXTJOIN(&quot;,&quot;;1;[.$A$50])" office:value-type="string" office:string-value="46" calcext:value-type="string">
            <text:p>46</text:p>
          </table:table-cell>
          <table:table-cell table:style-name="ce4" office:value-type="float" office:value="16" calcext:value-type="float">
            <text:p>1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8</text:p>
          </table:table-cell>
          <table:table-cell office:value-type="string" calcext:value-type="string">
            <text:p>OFF_GRID</text:p>
          </table:table-cell>
          <table:table-cell/>
          <table:table-cell office:value-type="string" calcext:value-type="string">
            <text:p>SALMON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5" table:formula="of:=COM.MICROSOFT.TEXTJOIN(&quot;,&quot;;1;[.$A$6];[.$A$17:.$A$20];[.$A$27])" office:value-type="string" office:string-value="2,13,14,15,16,23" calcext:value-type="string">
            <text:p>2,13,14,15,16,23</text:p>
          </table:table-cell>
          <table:table-cell table:style-name="ce4" office:value-type="string" calcext:value-type="string">
            <text:p>8,3,3,3,3,3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9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2"/>
          <table:table-cell office:value-type="float" office:value="-201" calcext:value-type="float">
            <text:p>-201</text:p>
          </table:table-cell>
          <table:table-cell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OC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0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1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4])" office:value-type="string" office:string-value="50" calcext:value-type="string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2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3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6])" office:value-type="string" office:string-value="52" calcext:value-type="string">
            <text:p>52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4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6];[.$A$57])" office:value-type="string" office:string-value="52,53" calcext:value-type="string">
            <text:p>52,53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5</text:p>
          </table:table-cell>
          <table:table-cell office:value-type="string" calcext:value-type="string">
            <text:p>DLC_SAVANNAHPATCH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6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9])" office:value-type="string" office:string-value="55" calcext:value-type="string">
            <text:p>55</text:p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7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PLANT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];[.$A$27])" office:value-type="string" office:string-value="1,23" calcext:value-type="string">
            <text:p>1,23</text:p>
          </table:table-cell>
          <table:table-cell table:style-name="ce4" office:value-type="string" calcext:value-type="string">
            <text:p>2,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62])" office:value-type="string" office:string-value="1,58" calcext:value-type="string">
            <text:p>1,58</text:p>
          </table:table-cell>
          <table:table-cell table:style-name="ce4" office:value-type="string" calcext:value-type="string">
            <text:p>6,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21" office:value-type="string" calcext:value-type="string">
            <text:p>JAVELINA</text:p>
          </table:table-cell>
          <table:table-cell table:style-name="ce21"/>
          <table:table-cell table:style-name="ce21" office:value-type="string" calcext:value-type="string">
            <text:p>CRATER</text:p>
          </table:table-cell>
          <table:table-cell table:style-name="ce21"/>
          <table:table-cell table:style-name="ce22" table:content-validation-name="val1" office:value-type="string" calcext:value-type="string">
            <text:p>Player Assigned Gaia Convertible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&quot;;1;[.$A$11])" office:value-type="string" office:string-value="7" calcext:value-type="string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21" office:value-type="string" calcext:value-type="string">
            <text:p>DLC_ORANGEBUSH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Player Assigned Gaia Convertible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25" calcext:value-type="float">
            <text:p>125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2" table:content-validation-name="val3" office:value-type="string" calcext:value-type="string">
            <text:p>Tight</text:p>
          </table:table-cell>
          <table:table-cell table:style-name="ce22" table:content-validation-name="val4" office:value-type="string" calcext:value-type="string">
            <text:p>None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&quot;;1;[.$A$11];[.$A$64])" office:value-type="string" office:string-value="7,60" calcext:value-type="string">
            <text:p>7,60</text:p>
          </table:table-cell>
          <table:table-cell table:style-name="ce21" office:value-type="float" office:value="8" calcext:value-type="float">
            <text:p>8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21" office:value-type="string" calcext:value-type="string">
            <text:p>GOLD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9320" calcext:value-type="float">
            <text:p>9320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2" table:content-validation-name="val3" office:value-type="string" calcext:value-type="string">
            <text:p>Tight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&quot;;1;[.$A$11];[.$A$64:.$A$65])" office:value-type="string" office:string-value="7,60,61" calcext:value-type="string">
            <text:p>7,60,61</text:p>
          </table:table-cell>
          <table:table-cell table:style-name="ce21" office:value-type="float" office:value="8" calcext:value-type="float">
            <text:p>8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21" office:value-type="string" calcext:value-type="string">
            <text:p>STONE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9320" calcext:value-type="float">
            <text:p>9320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2" table:content-validation-name="val3" office:value-type="string" calcext:value-type="string">
            <text:p>Tight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&quot;;1;[.$A$11];[.$A$64:.$A$66])" office:value-type="string" office:string-value="7,60,61,62" calcext:value-type="string">
            <text:p>7,60,61,62</text:p>
          </table:table-cell>
          <table:table-cell table:style-name="ce21" office:value-type="float" office:value="8" calcext:value-type="float">
            <text:p>8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21" office:value-type="string" calcext:value-type="string">
            <text:p>DLC_GOOSE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22" table:content-validation-name="val3" office:value-type="string" calcext:value-type="string">
            <text:p>Tight</text:p>
          </table:table-cell>
          <table:table-cell table:style-name="ce22" table:content-validation-name="val4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&quot;;1;[.$A$11];[.$A$64:.$A$67])" office:value-type="string" office:string-value="7,60,61,62,63" calcext:value-type="string">
            <text:p>7,60,61,62,63</text:p>
          </table:table-cell>
          <table:table-cell table:style-name="ce21" office:value-type="float" office:value="8" calcext:value-type="float">
            <text:p>8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21" office:value-type="string" calcext:value-type="string">
            <text:p>DEER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22" table:content-validation-name="val3" office:value-type="string" calcext:value-type="string">
            <text:p>Tight</text:p>
          </table:table-cell>
          <table:table-cell table:style-name="ce22" table:content-validation-name="val4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3"/>
          <table:table-cell table:style-name="ce21"/>
          <table:table-cell table:style-name="ce23" table:formula="of:=COM.MICROSOFT.TEXTJOIN(&quot;,&quot;;1;[.$A$11];[.$A$64:.$A$68])" office:value-type="string" office:string-value="7,60,61,62,63,64" calcext:value-type="string">
            <text:p>7,60,61,62,63,64</text:p>
          </table:table-cell>
          <table:table-cell table:style-name="ce21" office:value-type="float" office:value="8" calcext:value-type="float">
            <text:p>8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21" office:value-type="string" calcext:value-type="string">
            <text:p>RELIC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21" table:number-columns-repeated="4"/>
          <table:table-cell table:style-name="ce21" office:value-type="float" office:value="9320" calcext:value-type="float">
            <text:p>9320</text:p>
          </table:table-cell>
          <table:table-cell table:style-name="ce21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None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3"/>
          <table:table-cell table:style-name="ce21"/>
          <table:table-cell table:style-name="ce23" table:formula="of:=COM.MICROSOFT.TEXTJOIN(&quot;,&quot;;1;[.$A$11];[.$A$64:.$A$69])" office:value-type="string" office:string-value="7,60,61,62,63,64,65" calcext:value-type="string">
            <text:p>7,60,61,62,63,64,65</text:p>
          </table:table-cell>
          <table:table-cell table:style-name="ce21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4" office:value-type="string" calcext:value-type="string">
            <text:p>FLOWERS_1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/>
          <table:table-cell table:style-name="ce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4" office:value-type="string" calcext:value-type="string">
            <text:p>FLOWERS_2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71])" office:value-type="string" office:string-value="67" calcext:value-type="string">
            <text:p>67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4" office:value-type="string" calcext:value-type="string">
            <text:p>FLOWERS_3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71:.$A$72])" office:value-type="string" office:string-value="67,68" calcext:value-type="string">
            <text:p>67,68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4" office:value-type="string" calcext:value-type="string">
            <text:p>FLOWERS_4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71:.$A$73])" office:value-type="string" office:string-value="67,68,69" calcext:value-type="string">
            <text:p>67,68,69</text:p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4" office:value-type="string" calcext:value-type="string">
            <text:p>GRASS_PATCH_GREEN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71:.$A$74])" office:value-type="string" office:string-value="67,68,69,70" calcext:value-type="string">
            <text:p>67,68,69,70</text:p>
          </table:table-cell>
          <table:table-cell table:style-name="ce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4" office:value-type="string" calcext:value-type="string">
            <text:p>SMALL_GREEN_GRASS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71:.$A$75])" office:value-type="string" office:string-value="67,68,69,70,71" calcext:value-type="string">
            <text:p>67,68,69,70,71</text:p>
          </table:table-cell>
          <table:table-cell table:style-name="ce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Player Number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4" office:value-type="string" calcext:value-type="string">
            <text:p>DLC_SAVANNAHPATCH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79])" office:value-type="string" office:string-value="75" calcext:value-type="string">
            <text:p>75</text:p>
          </table:table-cell>
          <table:table-cell table:style-name="ce4" office:value-type="float" office:value="3" calcext:value-type="float">
            <text:p>3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7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)" office:value-type="string" office:string-value="48" calcext:value-type="string">
            <text:p>48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;[.$A$82])" office:value-type="string" office:string-value="48,78" calcext:value-type="string">
            <text:p>48,78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0</text:p>
          </table:table-cell>
          <table:table-cell office:value-type="string" calcext:value-type="string">
            <text:p>DLC_ORANGEBUS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;[.$A$82:.$A$83])" office:value-type="string" office:string-value="48,78,79" calcext:value-type="string">
            <text:p>48,78,79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1</text:p>
          </table:table-cell>
          <table:table-cell office:value-type="string" calcext:value-type="string">
            <text:p>BOAR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)" office:value-type="string" office:string-value="48" calcext:value-type="string">
            <text:p>48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2</text:p>
          </table:table-cell>
          <table:table-cell office:value-type="string" calcext:value-type="string">
            <text:p>DLC_GOOS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52];[.$A$85])" office:value-type="string" office:string-value="48,81" calcext:value-type="string">
            <text:p>48,81</text:p>
          </table:table-cell>
          <table:table-cell table:style-name="ce4" office:value-type="string" calcext:value-type="string">
            <text:p>6,9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3</text:p>
          </table:table-cell>
          <table:table-cell office:value-type="string" calcext:value-type="string">
            <text:p>DLC_STOR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4</text:p>
          </table:table-cell>
          <table:table-cell office:value-type="string" calcext:value-type="string">
            <text:p>DLC_VULTUR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5</text:p>
          </table:table-cell>
          <table:table-cell office:value-type="string" calcext:value-type="string">
            <text:p>DLC_ANIMALSKELETON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ESERT</text:p>
          </table:table-cell>
          <table:table-cell table:style-name="ce15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6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EL_CID</text:p>
          </table:table-cell>
          <table:table-cell/>
          <table:table-cell table:style-name="ce12" table:content-validation-name="val2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6])" office:value-type="string" office:string-value="2" calcext:value-type="string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28" table:content-validation-name="val5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7</text:p>
          </table:table-cell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TRANSPORT_SHIP</text:p>
          </table:table-cell>
          <table:table-cell/>
          <table:table-cell table:style-name="ce12" table:content-validation-name="val2" office:value-type="string" calcext:value-type="string">
            <text:p>Player Assigned Gaia Convertible</text:p>
          </table:table-cell>
          <table:table-cell table:style-name="ce15" table:number-columns-repeated="8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9" table:formula="of:=COM.MICROSOFT.TEXTJOIN(&quot;,&quot;;1;[.$A$90])" office:value-type="string" office:string-value="86" calcext:value-type="string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28" table:content-validation-name="val5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8</text:p>
          </table:table-cell>
          <table:table-cell office:value-type="string" calcext:value-type="string">
            <text:p>ON_GRID</text:p>
          </table:table-cell>
          <table:table-cell table:style-name="ce15"/>
          <table:table-cell table:style-name="ce15" office:value-type="string" calcext:value-type="string">
            <text:p>VILLAGER_BASE_F</text:p>
          </table:table-cell>
          <table:table-cell table:style-name="ce15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/00/0000</text:date>, <text:time style:data-style-name="N2" text:time-value="09:54:10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30T09:57:21.060000000</dc:date>
    <meta:editing-duration>P21DT2H25M30S</meta:editing-duration>
    <meta:editing-cycles>638</meta:editing-cycles>
    <meta:generator>LibreOffice/7.1.3.2$Windows_X86_64 LibreOffice_project/47f78053abe362b9384784d31a6e56f8511eb1c1</meta:generator>
    <meta:document-statistic meta:table-count="2" meta:cell-count="2553" meta:object-count="0"/>
  </office:meta>
</office:document-meta>
</file>